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style:font-size-asian="32pt" style:font-size-complex="32pt"/>
    </style:style>
    <style:style style:name="P2" style:family="paragraph" style:parent-style-name="Standard">
      <style:paragraph-properties fo:text-align="end" style:justify-single-word="false"/>
      <style:text-properties fo:font-size="12pt" style:font-size-asian="10.5pt" style:font-size-complex="12pt"/>
    </style:style>
    <style:style style:name="P3" style:family="paragraph" style:parent-style-name="Standard">
      <style:paragraph-properties fo:text-align="end" style:justify-single-word="false"/>
      <style:text-properties fo:font-size="12pt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ietokantasovellus syksy 2013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arko Hassinen</text:p>
      <text:p text:style-name="P3"/>
      <text:p text:style-name="P3">014029585</text:p>
      <text:p text:style-name="P5"><text:soft-page-break/>Johdanto</text:p>
      <text:p text:style-name="P5"/>
      <text:p text:style-name="P4">asasdfasdad</text:p>
      <text:p text:style-name="P4">asdasdasdad</text:p>
      <text:p text:style-name="P4">asd</text:p>
      <text:p text:style-name="P4">asdasdas</text:p>
      <text:p text:style-name="P4">d</text:p>
      <text:p text:style-name="P4">asd</text:p>
      <text:p text:style-name="P4">as</text:p>
      <text:p text:style-name="P4">da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Yleiskuvaus järjestelmästä</text:p>
      <text:p text:style-name="P5"/>
      <text:p text:style-name="P4">asadasdad</text:p>
      <text:p text:style-name="P4">asdas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soft-page-break/>Käyttötapaukset</text:p>
      <text:p text:style-name="P4"/>
      <text:p text:style-name="P4"/>
      <text:p text:style-name="P4">asdasdad</text:p>
      <text:p text:style-name="P4">asdasd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o </meta:initial-creator>
    <meta:creation-date>2013-11-01T16:02:36</meta:creation-date>
    <meta:generator>LibreOffice/3.5$Linux_X86_64 LibreOffice_project/350m1$Build-2</meta:generator>
    <dc:date>2013-11-01T16:29:43</dc:date>
    <dc:creator>Marko </dc:creator>
    <meta:editing-duration>P0D</meta:editing-duration>
    <meta:editing-cycles>1</meta:editing-cycles>
    <meta:document-statistic meta:table-count="0" meta:image-count="0" meta:object-count="0" meta:page-count="4" meta:paragraph-count="18" meta:word-count="22" meta:character-count="172" meta:non-whitespace-character-count="168"/>
  </office:meta>
</office:document-meta>
</file>